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/>
    </style:style>
    <style:style style:name="P2" style:family="paragraph" style:parent-style-name="Heading_20_3">
      <style:paragraph-properties fo:margin-left="0in" fo:margin-right="0in" fo:text-indent="0in" style:auto-text-indent="fals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F" fo:font-size="12p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 style:parent-style-name="Text_20_body">
      <style:text-properties officeooo:paragraph-rsid="001375ab"/>
    </style:style>
    <style:style style:name="P7" style:family="paragraph" style:parent-style-name="Standard">
      <style:text-properties officeooo:rsid="001375ab" officeooo:paragraph-rsid="001375ab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201in" draw:marker-start-width="0.1689in" draw:marker-end-width="0.1689in" draw:fill="none" draw:fill-color="#ffffff" fo:min-height="1.0453in" fo:padding-top="-0.0193in" fo:padding-bottom="-0.0193in" fo:padding-left="-0.0193in" fo:padding-right="-0.0193in" loext:decorative="false" style:run-through="foreground" style:wrap="none" style:vertical-pos="from-top" style:vertical-rel="paragraph" style:horizontal-pos="center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Перцептрон"/>Перцептрон</text:h>
      <text:p text:style-name="Text_20_body">Как уже упоминалось, перцептрон позволяет решать <text:span text:style-name="Strong_20_Emphasis">задачу бинарной классификации</text:span> — то есть распределять входные данные на два класса, условно названные <text:span text:style-name="Strong_20_Emphasis">положительным</text:span> и <text:span text:style-name="Strong_20_Emphasis">отрицательным</text:span>.</text:p>
      <text:h text:style-name="P1" text:outline-level="2"><text:bookmark text:name="Шаг-1-."/>Шаг 1 .</text:h>
      <text:h text:style-name="P2" text:outline-level="3"><text:bookmark text:name="Подключаем-библиотеки"/>Подключаем библиотеки<text:a xlink:type="simple" xlink:href="http://localhost:8888/notebooks/1-НейронныеСети/01-Перцептрон/Perceptron.ipynb#Подключаем-библиотеки" office:target-frame-name="_self" xlink:show="replace" text:style-name="Internet_20_link" text:visited-style-name="Visited_20_Internet_20_Link">¶</text:a></text:h>
      <text:p text:style-name="Standard"/>
      <text:p text:style-name="Standard"><draw:frame text:anchor-type="paragraph" draw:z-index="0" draw:name="Text Frame 1" draw:style-name="gr1" draw:text-style-name="P5" svg:width="6.0961in" svg:height="3.1059in" svg:x="0.2984in" svg:y="0.0181in"><draw:text-box><text:p text:style-name="P3"/><text:p text:style-name="P4"><text:tab/>import pylab</text:p><text:p text:style-name="P4"><text:tab/>from matplotlib import gridspec</text:p><text:p text:style-name="P4"><text:tab/>import matplotlib.pyplot as plt</text:p><text:p text:style-name="P4"><text:tab/>import sklearn</text:p><text:p text:style-name="P4"><text:tab/>from sklearn.datasets import make_classification</text:p><text:p text:style-name="P4"><text:tab/>import numpy as np</text:p><text:p text:style-name="P4"><text:tab/>from ipywidgets import interact, interactive, fixed</text:p><text:p text:style-name="P4"><text:tab/>import ipywidgets as widgets</text:p><text:p text:style-name="P4"><text:tab/>import pickle</text:p><text:p text:style-name="P4"><text:tab/>import os</text:p><text:p text:style-name="P4"><text:tab/>import gzip</text:p><text:p text:style-name="P4"><text:tab/>import random</text:p><text:p text:style-name="P4"><text:tab/>np.random.seed(1)</text:p></draw:text-box></draw:frame></text:p>
      <text:p text:style-name="Standard"/>
      <text:h text:style-name="Heading_20_2" text:outline-level="2"><text:bookmark text:name="Шаг-2"/>Шаг 2</text:h>
      <text:h text:style-name="P2" text:outline-level="3"><text:bookmark text:name="Простая-задача"/>Простая задача</text:h>
      <text:p text:style-name="P6">Для начала рассмотрим простую задачу, в которой у нас есть два входных признака. Например, в медицине можно классифицировать опухоли на доброкачественные и злокачественны</text:p>
      <text:p text:style-name="P6">е в зависимости от их размера и возраста.</text:p>
      <text:p text:style-name="Text_20_body">Мы создадим случайный набор данных для классификации, используя функцию <text:span text:style-name="Source_20_Text">make_classification</text:span> из библиотеки SciKit Learn:</text:p>
      <text:p text:style-name="Standard"/>
      <text:section text:style-name="Sect1" text:name="Section1">
        <text:p text:style-name="P7">n = 50</text:p>
        <text:p text:style-name="P7">X, Y = make_classification(n_samples = n, n_features=2,</text:p>
        <text:p text:style-name="P7"><text:s text:c="27"/>n_redundant=0, n_informative=2, flip_y=0)</text:p>
        <text:p text:style-name="P7">Y = Y*2-1 # преобразовать начальные значения 0/1 в -1/1</text:p>
        <text:p text:style-name="P7">X = X.astype(np.float32); Y = Y.astype(np.int32) # признаки — float, метки — int</text:p>
        <text:p text:style-name="P7"/>
        <text:p text:style-name="P7">#Разделим набор данных на обучающую и тестовую выборки</text:p>
        <text:p text:style-name="P7"><text:soft-page-break/>train_x, test_x = np.split(X, [ n*8//10])</text:p>
        <text:p text:style-name="P7">train_labels, test_labels = np.split(Y, [n*8//10])</text:p>
        <text:p text:style-name="P7">print("Получаем первые четыре примера обучающих данных (признаки и метки).\n")</text:p>
        <text:p text:style-name="P7">print("Признаки:\n",train_x[0:4])</text:p>
        <text:p text:style-name="P7">print("Метки:\n",train_labels[0:4])</text:p>
      </text:section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Comment" style:family="paragraph" style:parent-style-name="Standard" style:class="extra">
      <style:paragraph-properties fo:margin-left="0.039in" fo:margin-right="0.039in" fo:margin-top="0.039in" fo:margin-bottom="0in" style:contextual-spacing="false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6:33:48.778828661</meta:creation-date>
    <dc:date>2024-11-08T16:43:41.779562002</dc:date>
    <meta:editing-duration>PT9M54S</meta:editing-duration>
    <meta:editing-cycles>1</meta:editing-cycles>
    <meta:document-statistic meta:table-count="0" meta:image-count="0" meta:object-count="0" meta:page-count="2" meta:paragraph-count="20" meta:word-count="141" meta:character-count="1123" meta:non-whitespace-character-count="972"/>
    <meta:generator>LibreOffice/24.8.2.1$Linux_X86_64 LibreOffice_project/41740883c77b073d14011387305cb18c71aed59b</meta:generator>
  </office:meta>
</office:document-meta>
</file>